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ans-serif"/>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TP_20_Text_20_para">
      <style:text-properties fo:language="en" fo:country="US" officeooo:rsid="002230a7" officeooo:paragraph-rsid="002230a7"/>
    </style:style>
    <style:style style:name="P3" style:family="paragraph" style:parent-style-name="TP_20_Text_20_para">
      <style:text-properties officeooo:rsid="0087a8ea" officeooo:paragraph-rsid="0087a8ea"/>
    </style:style>
    <style:style style:name="P4" style:family="paragraph" style:parent-style-name="TP_20_Text_20_para">
      <style:text-properties officeooo:rsid="0088e06d" officeooo:paragraph-rsid="0088e06d"/>
    </style:style>
    <style:style style:name="P5" style:family="paragraph" style:parent-style-name="TP_20_Text_20_para">
      <style:text-properties officeooo:rsid="00899f89" officeooo:paragraph-rsid="00899f89"/>
    </style:style>
    <style:style style:name="P6" style:family="paragraph" style:parent-style-name="TP_20_Text_20_para">
      <style:text-properties officeooo:rsid="008c2749" officeooo:paragraph-rsid="008c2749"/>
    </style:style>
    <style:style style:name="P7" style:family="paragraph" style:parent-style-name="TP_20_Text_20_para">
      <style:text-properties officeooo:rsid="008d09fb" officeooo:paragraph-rsid="008d21b0"/>
    </style:style>
    <style:style style:name="P8" style:family="paragraph" style:parent-style-name="TP_20_Text_20_para">
      <style:text-properties officeooo:rsid="0090bf7e" officeooo:paragraph-rsid="0090bf7e"/>
    </style:style>
    <style:style style:name="P9" style:family="paragraph" style:parent-style-name="TP_20_Text_20_para">
      <style:text-properties officeooo:rsid="00acd613" officeooo:paragraph-rsid="00acd613"/>
    </style:style>
    <style:style style:name="P10" style:family="paragraph" style:parent-style-name="TP_20_Text_20_para">
      <style:text-properties officeooo:rsid="00ae8051" officeooo:paragraph-rsid="00ae8051"/>
    </style:style>
    <style:style style:name="P11" style:family="paragraph" style:parent-style-name="TP_20_Text_20_para">
      <style:text-properties officeooo:rsid="00af69df" officeooo:paragraph-rsid="00af69df"/>
    </style:style>
    <style:style style:name="P12" style:family="paragraph" style:parent-style-name="TP_20_Text_20_para">
      <style:text-properties officeooo:rsid="00b165bb" officeooo:paragraph-rsid="00b165bb"/>
    </style:style>
    <style:style style:name="P13" style:family="paragraph" style:parent-style-name="TP_20_Text_20_para">
      <style:text-properties officeooo:rsid="00c93d86" officeooo:paragraph-rsid="00c93d86"/>
    </style:style>
    <style:style style:name="P14" style:family="paragraph" style:parent-style-name="TP_20_Text_20_para">
      <style:text-properties officeooo:rsid="006e06e8" officeooo:paragraph-rsid="006e06e8"/>
    </style:style>
    <style:style style:name="P15" style:family="paragraph" style:parent-style-name="TP_20_Text_20_para">
      <style:text-properties officeooo:rsid="00d38164" officeooo:paragraph-rsid="00d38164"/>
    </style:style>
    <style:style style:name="P16" style:family="paragraph" style:parent-style-name="TP_20_Text_20_para">
      <style:text-properties officeooo:rsid="00d7d6ff" officeooo:paragraph-rsid="00d7d6ff"/>
    </style:style>
    <style:style style:name="P17" style:family="paragraph" style:parent-style-name="TP_20_Text_20_para">
      <style:text-properties officeooo:rsid="00e4ac37" officeooo:paragraph-rsid="00e4ac37"/>
    </style:style>
    <style:style style:name="P18" style:family="paragraph" style:parent-style-name="TP_20_Text_20_para">
      <style:text-properties officeooo:rsid="00e5b623" officeooo:paragraph-rsid="00e5b623"/>
    </style:style>
    <style:style style:name="P19" style:family="paragraph" style:parent-style-name="TP_20_Text_20_para">
      <style:text-properties officeooo:rsid="00e7404b" officeooo:paragraph-rsid="00e7404b"/>
    </style:style>
    <style:style style:name="P20" style:family="paragraph" style:parent-style-name="TP_20_Text_20_para">
      <style:text-properties officeooo:rsid="00f5582e" officeooo:paragraph-rsid="00f5582e"/>
    </style:style>
    <style:style style:name="P21" style:family="paragraph" style:parent-style-name="TP_20_Text_20_para">
      <style:text-properties officeooo:rsid="00fc0d8f" officeooo:paragraph-rsid="0106a55b"/>
    </style:style>
    <style:style style:name="P22" style:family="paragraph" style:parent-style-name="TP_20_Text_20_para">
      <style:text-properties officeooo:paragraph-rsid="00fdf347"/>
    </style:style>
    <style:style style:name="P23" style:family="paragraph" style:parent-style-name="TP_20_Text_20_para">
      <style:text-properties officeooo:rsid="0108fad2" officeooo:paragraph-rsid="0108fad2"/>
    </style:style>
    <style:style style:name="P24" style:family="paragraph" style:parent-style-name="TP_20_Text_20_para">
      <style:text-properties officeooo:paragraph-rsid="011c0650"/>
    </style:style>
    <style:style style:name="P25" style:family="paragraph" style:parent-style-name="TP_20_Text_20_para">
      <style:paragraph-properties style:writing-mode="lr-tb"/>
      <style:text-properties officeooo:rsid="00276aea" officeooo:paragraph-rsid="00276aea"/>
    </style:style>
    <style:style style:name="P26" style:family="paragraph" style:parent-style-name="TP_20_Text_20_para">
      <style:paragraph-properties style:writing-mode="lr-tb"/>
      <style:text-properties officeooo:rsid="002de0e3" officeooo:paragraph-rsid="002de0e3"/>
    </style:style>
    <style:style style:name="P27" style:family="paragraph" style:parent-style-name="TP_20_Text_20_para">
      <style:paragraph-properties style:writing-mode="lr-tb"/>
      <style:text-properties fo:language="en" fo:country="US" officeooo:rsid="002f9f19" officeooo:paragraph-rsid="002f9f19"/>
    </style:style>
    <style:style style:name="P28" style:family="paragraph" style:parent-style-name="TP_20_Text_20_para">
      <style:paragraph-properties style:writing-mode="lr-tb"/>
      <style:text-properties fo:language="en" fo:country="US" officeooo:rsid="0032061f" officeooo:paragraph-rsid="0032061f"/>
    </style:style>
    <style:style style:name="P29" style:family="paragraph" style:parent-style-name="TP_20_Text_20_para">
      <style:paragraph-properties style:writing-mode="lr-tb"/>
      <style:text-properties officeooo:rsid="003ab3b1" officeooo:paragraph-rsid="003b235f"/>
    </style:style>
    <style:style style:name="P30" style:family="paragraph" style:parent-style-name="TP_20_Text_20_para">
      <style:paragraph-properties style:writing-mode="lr-tb"/>
      <style:text-properties officeooo:rsid="0044a4ba" officeooo:paragraph-rsid="0044a4ba"/>
    </style:style>
    <style:style style:name="P31" style:family="paragraph" style:parent-style-name="TP_20_Text_20_para">
      <style:paragraph-properties style:writing-mode="lr-tb"/>
      <style:text-properties officeooo:rsid="0038dc2f" officeooo:paragraph-rsid="004aaab4"/>
    </style:style>
    <style:style style:name="P32" style:family="paragraph" style:parent-style-name="TP_20_Text_20_para">
      <style:paragraph-properties style:writing-mode="lr-tb"/>
      <style:text-properties officeooo:rsid="002c21bb" officeooo:paragraph-rsid="002c21bb"/>
    </style:style>
    <style:style style:name="P33" style:family="paragraph" style:parent-style-name="TP_20_Text_20_para">
      <style:paragraph-properties style:writing-mode="lr-tb"/>
      <style:text-properties officeooo:rsid="009cbf47" officeooo:paragraph-rsid="009cbf47"/>
    </style:style>
    <style:style style:name="P34" style:family="paragraph" style:parent-style-name="TP_20_Text_20_para">
      <style:paragraph-properties style:writing-mode="lr-tb"/>
      <style:text-properties officeooo:rsid="005ad41b" officeooo:paragraph-rsid="00c10bba"/>
    </style:style>
    <style:style style:name="P35" style:family="paragraph" style:parent-style-name="TP_20_Text_20_para">
      <style:paragraph-properties style:writing-mode="lr-tb"/>
      <style:text-properties officeooo:rsid="00b611e2" officeooo:paragraph-rsid="00b611e2"/>
    </style:style>
    <style:style style:name="P36" style:family="paragraph" style:parent-style-name="TP_20_Text_20_para">
      <style:paragraph-properties style:writing-mode="lr-tb"/>
      <style:text-properties officeooo:rsid="00b80a0d" officeooo:paragraph-rsid="00b80a0d"/>
    </style:style>
    <style:style style:name="P37" style:family="paragraph" style:parent-style-name="TP_20_Text_20_para">
      <style:paragraph-properties style:writing-mode="lr-tb"/>
      <style:text-properties officeooo:rsid="00b97312" officeooo:paragraph-rsid="00b97312"/>
    </style:style>
    <style:style style:name="P38" style:family="paragraph" style:parent-style-name="TP_20_Text_20_para">
      <style:paragraph-properties style:writing-mode="lr-tb"/>
      <style:text-properties officeooo:paragraph-rsid="00c10bba"/>
    </style:style>
    <style:style style:name="P39" style:family="paragraph" style:parent-style-name="TP_20_Text_20_para">
      <style:paragraph-properties style:writing-mode="lr-tb"/>
      <style:text-properties officeooo:rsid="00ce1a9c" officeooo:paragraph-rsid="00ce1a9c"/>
    </style:style>
    <style:style style:name="P40" style:family="paragraph" style:parent-style-name="TP_20_Text_20_para">
      <style:paragraph-properties style:writing-mode="lr-tb"/>
      <style:text-properties officeooo:rsid="00ecad97" officeooo:paragraph-rsid="00ecad97"/>
    </style:style>
    <style:style style:name="P41" style:family="paragraph" style:parent-style-name="TP_20_Text_20_para">
      <style:paragraph-properties style:writing-mode="lr-tb"/>
      <style:text-properties officeooo:rsid="00d0157d" officeooo:paragraph-rsid="00f113d3"/>
    </style:style>
    <style:style style:name="P42" style:family="paragraph" style:parent-style-name="TP_20_Text_20_para">
      <style:paragraph-properties style:writing-mode="lr-tb"/>
      <style:text-properties officeooo:rsid="006e06e8" officeooo:paragraph-rsid="00d9ab15"/>
    </style:style>
    <style:style style:name="P43" style:family="paragraph" style:parent-style-name="TP_20_Text_20_para">
      <style:paragraph-properties style:writing-mode="lr-tb"/>
      <style:text-properties officeooo:rsid="00bd3d10" officeooo:paragraph-rsid="00bd3d10"/>
    </style:style>
    <style:style style:name="P44" style:family="paragraph" style:parent-style-name="Author">
      <style:paragraph-properties style:writing-mode="lr-tb"/>
      <style:text-properties fo:language="en" fo:country="US"/>
    </style:style>
    <style:style style:name="P45" style:family="paragraph" style:parent-style-name="Affiliation">
      <style:paragraph-properties style:writing-mode="lr-tb"/>
      <style:text-properties fo:language="en" fo:country="US"/>
    </style:style>
    <style:style style:name="P46" style:family="paragraph" style:parent-style-name="Abstract">
      <style:paragraph-properties style:writing-mode="lr-tb"/>
      <style:text-properties fo:language="en" fo:country="US"/>
    </style:style>
    <style:style style:name="P47" style:family="paragraph" style:parent-style-name="Abstract">
      <style:paragraph-properties style:writing-mode="lr-tb"/>
      <style:text-properties fo:language="en" fo:country="US" officeooo:rsid="001dc0cd" officeooo:paragraph-rsid="00805340"/>
    </style:style>
    <style:style style:name="P48" style:family="paragraph" style:parent-style-name="My_20_program">
      <style:paragraph-properties style:writing-mode="lr-tb"/>
    </style:style>
    <style:style style:name="P49" style:family="paragraph" style:parent-style-name="My_20_program">
      <style:paragraph-properties style:writing-mode="lr-tb"/>
      <style:text-properties officeooo:paragraph-rsid="00cbb029"/>
    </style:style>
    <style:style style:name="P50" style:family="paragraph" style:parent-style-name="Affiliation">
      <style:text-properties fo:language="en" fo:country="US"/>
    </style:style>
    <style:style style:name="P51" style:family="paragraph" style:parent-style-name="My_20_program">
      <style:text-properties officeooo:paragraph-rsid="0090f6f6"/>
    </style:style>
    <style:style style:name="P52" style:family="paragraph" style:parent-style-name="My_20_program">
      <style:text-properties officeooo:paragraph-rsid="0096bb05"/>
    </style:style>
    <style:style style:name="P53" style:family="paragraph" style:parent-style-name="My_20_program">
      <style:text-properties officeooo:paragraph-rsid="009ac0be"/>
    </style:style>
    <style:style style:name="P54" style:family="paragraph" style:parent-style-name="My_20_program">
      <style:text-properties officeooo:paragraph-rsid="00cbb029"/>
    </style:style>
    <style:style style:name="P55" style:family="paragraph" style:parent-style-name="My_20_program">
      <style:text-properties officeooo:paragraph-rsid="00d38164"/>
    </style:style>
    <style:style style:name="P56" style:family="paragraph" style:parent-style-name="My_20_program">
      <style:text-properties officeooo:paragraph-rsid="00dbccd5"/>
    </style:style>
    <style:style style:name="P57" style:family="paragraph" style:parent-style-name="My_20_program">
      <style:text-properties officeooo:paragraph-rsid="01111e05"/>
    </style:style>
    <style:style style:name="P58" style:family="paragraph" style:parent-style-name="My_20_program">
      <style:text-properties officeooo:paragraph-rsid="0112b4d3"/>
    </style:style>
    <style:style style:name="P59" style:family="paragraph" style:parent-style-name="My_20_program">
      <style:text-properties officeooo:paragraph-rsid="0124c612"/>
    </style:style>
    <style:style style:name="P60" style:family="paragraph" style:parent-style-name="References" style:list-style-name="WW8Num1">
      <style:paragraph-properties style:writing-mode="lr-tb"/>
      <style:text-properties fo:language="en" fo:country="US" officeooo:paragraph-rsid="011eb05f"/>
    </style:style>
    <style:style style:name="P61" style:family="paragraph" style:parent-style-name="Paper_20_title" style:master-page-name="Standard">
      <style:paragraph-properties style:page-number="auto"/>
      <style:text-properties fo:language="en" fo:country="US" officeooo:rsid="001ab366" officeooo:paragraph-rsid="001ab366"/>
    </style:style>
    <style:style style:name="P62" style:family="paragraph" style:parent-style-name="MH_20_Main_20_heading">
      <style:text-properties fo:language="en" fo:country="US"/>
    </style:style>
    <style:style style:name="P63" style:family="paragraph" style:parent-style-name="MH_20_Main_20_heading">
      <style:text-properties fo:language="en" fo:country="US" officeooo:rsid="00e49076" officeooo:paragraph-rsid="00e49076"/>
    </style:style>
    <style:style style:name="P64" style:family="paragraph" style:parent-style-name="MH_20_Main_20_heading">
      <style:text-properties officeooo:rsid="002d8e93" officeooo:paragraph-rsid="002d8e93"/>
    </style:style>
    <style:style style:name="P65" style:family="paragraph" style:parent-style-name="MH_20_Main_20_heading">
      <style:text-properties officeooo:rsid="0036991d" officeooo:paragraph-rsid="0036991d"/>
    </style:style>
    <style:style style:name="P66" style:family="paragraph" style:parent-style-name="MH_20_Main_20_heading">
      <style:text-properties officeooo:rsid="007f7d7e" officeooo:paragraph-rsid="007f7d7e"/>
    </style:style>
    <style:style style:name="P67" style:family="paragraph" style:parent-style-name="MH_20_Main_20_heading">
      <style:text-properties officeooo:rsid="0098f0f6" officeooo:paragraph-rsid="0098f0f6"/>
    </style:style>
    <style:style style:name="P68" style:family="paragraph" style:parent-style-name="MH_20_Main_20_heading">
      <style:text-properties officeooo:rsid="00c83b7a" officeooo:paragraph-rsid="00c83b7a"/>
    </style:style>
    <style:style style:name="P69" style:family="paragraph" style:parent-style-name="MH_20_Main_20_heading">
      <style:text-properties officeooo:rsid="007bf9be" officeooo:paragraph-rsid="007bf9be"/>
    </style:style>
    <style:style style:name="P70" style:family="paragraph" style:parent-style-name="MH_20_Main_20_heading">
      <style:paragraph-properties style:writing-mode="lr-tb"/>
      <style:text-properties officeooo:rsid="00c2eabb" officeooo:paragraph-rsid="00c2eabb"/>
    </style:style>
    <style:style style:name="T1" style:family="text">
      <style:text-properties fo:language="en" fo:country="US"/>
    </style:style>
    <style:style style:name="T2" style:family="text">
      <style:text-properties fo:language="en" fo:country="US" style:language-asian="en" style:country-asian="US"/>
    </style:style>
    <style:style style:name="T3" style:family="text">
      <style:text-properties fo:language="en" fo:country="US" officeooo:rsid="002230a7"/>
    </style:style>
    <style:style style:name="T4" style:family="text">
      <style:text-properties fo:language="en" fo:country="US" officeooo:rsid="002f9f19"/>
    </style:style>
    <style:style style:name="T5" style:family="text">
      <style:text-properties fo:language="en" fo:country="US" fo:font-style="italic" officeooo:rsid="007a84c1" style:font-style-asian="italic" style:font-style-complex="italic"/>
    </style:style>
    <style:style style:name="T6" style:family="text">
      <style:text-properties fo:language="en" fo:country="US" officeooo:rsid="00e49076"/>
    </style:style>
    <style:style style:name="T7" style:family="text">
      <style:text-properties fo:language="en" fo:country="US" officeooo:rsid="00af69df"/>
    </style:style>
    <style:style style:name="T8" style:family="text">
      <style:text-properties fo:language="en" fo:country="US" officeooo:rsid="00afe791"/>
    </style:style>
    <style:style style:name="T9" style:family="text">
      <style:text-properties fo:language="en" fo:country="US" officeooo:rsid="00e5f839"/>
    </style:style>
    <style:style style:name="T10" style:family="text">
      <style:text-properties fo:language="en" fo:country="US" officeooo:rsid="00e6f7f5"/>
    </style:style>
    <style:style style:name="T11" style:family="text">
      <style:text-properties fo:language="en" fo:country="US" officeooo:rsid="00eb18ea"/>
    </style:style>
    <style:style style:name="T12" style:family="text">
      <style:text-properties fo:language="en" fo:country="US" officeooo:rsid="010a61fb"/>
    </style:style>
    <style:style style:name="T13" style:family="text">
      <style:text-properties fo:language="en" fo:country="US" officeooo:rsid="010aed9f"/>
    </style:style>
    <style:style style:name="T14" style:family="text">
      <style:text-properties fo:language="en" fo:country="US" officeooo:rsid="00a58ef7"/>
    </style:style>
    <style:style style:name="T15" style:family="text">
      <style:text-properties fo:language="en" fo:country="US" officeooo:rsid="011c0650"/>
    </style:style>
    <style:style style:name="T16" style:family="text">
      <style:text-properties fo:font-style="italic" style:font-style-asian="italic" style:font-style-complex="italic"/>
    </style:style>
    <style:style style:name="T17" style:family="text">
      <style:text-properties fo:font-style="italic" officeooo:rsid="00dfb7dc" style:font-style-asian="italic" style:font-style-complex="italic"/>
    </style:style>
    <style:style style:name="T18" style:family="text">
      <style:text-properties officeooo:rsid="001b618a"/>
    </style:style>
    <style:style style:name="T19" style:family="text">
      <style:text-properties officeooo:rsid="001c0c19"/>
    </style:style>
    <style:style style:name="T20" style:family="text">
      <style:text-properties officeooo:rsid="001edd5c"/>
    </style:style>
    <style:style style:name="T21" style:family="text">
      <style:text-properties officeooo:rsid="0023a41a"/>
    </style:style>
    <style:style style:name="T22" style:family="text">
      <style:text-properties officeooo:rsid="0024f190"/>
    </style:style>
    <style:style style:name="T23" style:family="text">
      <style:text-properties officeooo:rsid="0026454c"/>
    </style:style>
    <style:style style:name="T24" style:family="text">
      <style:text-properties officeooo:rsid="00284a8b"/>
    </style:style>
    <style:style style:name="T25" style:family="text">
      <style:text-properties officeooo:rsid="002f9f19"/>
    </style:style>
    <style:style style:name="T26" style:family="text">
      <style:text-properties officeooo:rsid="003144a5"/>
    </style:style>
    <style:style style:name="T27" style:family="text">
      <style:text-properties officeooo:rsid="003a88b0"/>
    </style:style>
    <style:style style:name="T28" style:family="text">
      <style:text-properties officeooo:rsid="003b235f"/>
    </style:style>
    <style:style style:name="T29" style:family="text">
      <style:text-properties officeooo:rsid="0049d567"/>
    </style:style>
    <style:style style:name="T30" style:family="text">
      <style:text-properties officeooo:rsid="004fb1b2"/>
    </style:style>
    <style:style style:name="T31" style:family="text">
      <style:text-properties officeooo:rsid="003ab3b1"/>
    </style:style>
    <style:style style:name="T32" style:family="text">
      <style:text-properties officeooo:rsid="008a9e4e"/>
    </style:style>
    <style:style style:name="T33" style:family="text">
      <style:text-properties officeooo:rsid="008d21b0"/>
    </style:style>
    <style:style style:name="T34" style:family="text">
      <style:text-properties officeooo:rsid="0090f6f6"/>
    </style:style>
    <style:style style:name="T35" style:family="text">
      <style:text-properties officeooo:rsid="0092f334"/>
    </style:style>
    <style:style style:name="T36" style:family="text">
      <style:text-properties officeooo:rsid="0094557e"/>
    </style:style>
    <style:style style:name="T37" style:family="text">
      <style:text-properties officeooo:rsid="00982629"/>
    </style:style>
    <style:style style:name="T38" style:family="text">
      <style:text-properties officeooo:rsid="009ac0be"/>
    </style:style>
    <style:style style:name="T39" style:family="text">
      <style:text-properties fo:font-style="normal" style:font-style-asian="normal" style:font-style-complex="normal"/>
    </style:style>
    <style:style style:name="T40" style:family="text">
      <style:text-properties fo:font-style="normal" officeooo:rsid="00ce7e2d" style:font-style-asian="normal" style:font-style-complex="normal"/>
    </style:style>
    <style:style style:name="T41" style:family="text">
      <style:text-properties officeooo:rsid="009cf5bf"/>
    </style:style>
    <style:style style:name="T42" style:family="text">
      <style:text-properties fo:font-variant="normal" fo:text-transform="none" fo:color="#444444" style:font-name="monospace" fo:font-size="9pt" fo:letter-spacing="normal" fo:font-style="normal" fo:font-weight="normal"/>
    </style:style>
    <style:style style:name="T43" style:family="text">
      <style:text-properties officeooo:rsid="00afe791"/>
    </style:style>
    <style:style style:name="T44" style:family="text">
      <style:text-properties officeooo:rsid="00b85bea"/>
    </style:style>
    <style:style style:name="T45" style:family="text">
      <style:text-properties officeooo:rsid="00c045a1"/>
    </style:style>
    <style:style style:name="T46" style:family="text">
      <style:text-properties officeooo:rsid="00c10bba"/>
    </style:style>
    <style:style style:name="T47" style:family="text">
      <style:text-properties officeooo:rsid="00cbb029"/>
    </style:style>
    <style:style style:name="T48" style:family="text">
      <style:text-properties officeooo:rsid="00d0c516"/>
    </style:style>
    <style:style style:name="T49" style:family="text">
      <style:text-properties officeooo:rsid="00d3bc39"/>
    </style:style>
    <style:style style:name="T50" style:family="text">
      <style:text-properties officeooo:rsid="00d3d389"/>
    </style:style>
    <style:style style:name="T51" style:family="text">
      <style:text-properties officeooo:rsid="00d9ab15"/>
    </style:style>
    <style:style style:name="T52" style:family="text">
      <style:text-properties officeooo:rsid="00da832d"/>
    </style:style>
    <style:style style:name="T53" style:family="text">
      <style:text-properties officeooo:rsid="00dbf1f0"/>
    </style:style>
    <style:style style:name="T54" style:family="text">
      <style:text-properties officeooo:rsid="00e2ef34"/>
    </style:style>
    <style:style style:name="T55" style:family="text">
      <style:text-properties officeooo:rsid="00eef0ca"/>
    </style:style>
    <style:style style:name="T56" style:family="text">
      <style:text-properties officeooo:rsid="00f0a69d"/>
    </style:style>
    <style:style style:name="T57" style:family="text">
      <style:text-properties officeooo:rsid="00f2232f"/>
    </style:style>
    <style:style style:name="T58" style:family="text">
      <style:text-properties officeooo:rsid="005bfffe"/>
    </style:style>
    <style:style style:name="T59" style:family="text">
      <style:text-properties officeooo:rsid="00f629ab"/>
    </style:style>
    <style:style style:name="T60" style:family="text">
      <style:text-properties officeooo:rsid="00fc28d0"/>
    </style:style>
    <style:style style:name="T61" style:family="text">
      <style:text-properties officeooo:rsid="0101f4bc"/>
    </style:style>
    <style:style style:name="T62" style:family="text">
      <style:text-properties officeooo:rsid="010379ed"/>
    </style:style>
    <style:style style:name="T63" style:family="text">
      <style:text-properties officeooo:rsid="0078c7fb"/>
    </style:style>
    <style:style style:name="T64" style:family="text">
      <style:text-properties officeooo:rsid="010d37a2"/>
    </style:style>
    <style:style style:name="T65" style:family="text">
      <style:text-properties officeooo:rsid="010ecdfd"/>
    </style:style>
    <style:style style:name="T66" style:family="text">
      <style:text-properties officeooo:rsid="0113978a"/>
    </style:style>
    <style:style style:name="T67" style:family="text">
      <style:text-properties officeooo:rsid="012a46a0"/>
    </style:style>
    <style:style style:name="T68" style:family="text">
      <style:text-properties officeooo:rsid="012fa1c0"/>
    </style:style>
    <style:style style:name="T69" style:family="text">
      <style:text-properties officeooo:rsid="013158d6"/>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61">Writing Ada Bindings for a C Library</text:p>
      <text:p text:style-name="P44"><text:span text:style-name="T18">Victor</text:span> <text:span text:style-name="T18">Porton</text:span></text:p>
      <text:p text:style-name="P45"><text:span text:style-name="T19">Shay Agnon 32-29, Ashkelon, Israel</text:span>; email: <text:span text:style-name="T19">porton@narod.ru</text:span></text:p>
      <text:p text:style-name="P50"/>
      <text:section text:style-name="Sect1" text:name="Section1">
        <text:list xml:id="list4200407648" text:style-name="Numbering_20_1">
          <text:list-item>
            <text:h text:style-name="P62" text:outline-level="1">Abstract</text:h>
          </text:list-item>
        </text:list>
        <text:p text:style-name="P47">I share my experience <text:span text:style-name="T55">of </text:span>writing thick (object oriented) Ada binding of a C library. This article provides some Ada tips and tricks (especially for Ada bindings writers).</text:p>
        <text:p text:style-name="P46">Keywords: <text:span text:style-name="T20">Ada bindings, thick bindings, C</text:span>.</text:p>
        <text:list xml:id="list121928656793056" text:continue-numbering="true" text:style-name="Numbering_20_1">
          <text:list-item>
            <text:h text:style-name="P62" text:outline-level="1">Introduction</text:h>
          </text:list-item>
        </text:list>
        <text:p text:style-name="P2">We have a C library, written in object oriented style (C <text:span text:style-name="T21">structure </text:span>pointers serve as objects, and <text:span text:style-name="T21">C functions taking such structure pointers serve as methods</text:span>). However there is no inheritance in that C library <text:span text:style-name="T22">(to make things easier for us)</text:span>.</text:p>
        <text:p text:style-name="P24"><text:span text:style-name="T3">The particular library is </text:span><text:span text:style-name="T5">Redland</text:span><text:span text:style-name="T16"> RDF Librar</text:span><text:span text:style-name="T17">ies</text:span>, <text:span text:style-name="T23">a set of libraries which parses RDF files or other RDF resources and manages them, allows to do RDF queries, etc. Don't worry if you don't know what RDF is, it is not really relevant for this article. See more info about this C library in </text:span><text:span text:style-name="T14"><text:bookmark-ref text:reference-format="number" text:ref-name="__RefNumPara__6380_3978438061">[4]</text:bookmark-ref></text:span><text:span text:style-name="T14"> </text:span><text:span text:style-name="T15">and </text:span><text:span text:style-name="T15"><text:bookmark-ref text:reference-format="number" text:ref-name="__RefNumPara__6535_3978438061">[1]</text:bookmark-ref></text:span><text:span text:style-name="T23"> and on RDF itself in </text:span><text:span text:style-name="T23"><text:bookmark-ref text:reference-format="number" text:ref-name="__RefNumPara__6537_3978438061">[3]</text:bookmark-ref></text:span><text:span text:style-name="T23">.</text:span></text:p>
        <text:p text:style-name="P25">I write <text:span text:style-name="T16">thick</text:span> Ada bindings for this library. “Thick” means that the API which I create is a full fledged Ada <text:span text:style-name="T24">interface. For example, it uses Ada controlled tagged types to represent objects. (It also uses derived types and some other Ada features which are not available in C.)</text:span></text:p>
        <text:p text:style-name="P32">By Ada here I will mean Ada2012, the latest <text:span text:style-name="T29">currently </text:span>available Ada standard.</text:p>
        <text:p text:style-name="P33">This is a work in progress. Please write your comments. Don’t forget to notify me through <text:a xlink:type="simple" xlink:href="mailto:porton@narod.ru" text:style-name="Internet_20_link" text:visited-style-name="Visited_20_Internet_20_Link">porton@narod.ru</text:a> (as I am <text:span text:style-name="T16">not</text:span><text:span text:style-name="T39"> subscribed to this journal).</text:span></text:p>
        <text:p text:style-name="P39"><text:span text:style-name="T39">The source code of my library is available at </text:span><text:a xlink:type="simple" xlink:href="https://github.com/vporton/redland-bindings" text:style-name="Internet_20_link" text:visited-style-name="Visited_20_Internet_20_Link"><text:span text:style-name="T39">https://github.com/vporton/redland-bindings</text:span></text:a><text:span text:style-name="T39"> (currently only in </text:span><text:span text:style-name="Teletype"><text:span text:style-name="T39">ada2012</text:span></text:span><text:span text:style-name="T39"> branch</text:span><text:span text:style-name="T40">)</text:span><text:span text:style-name="T39">.</text:span></text:p>
        <text:p text:style-name="P40"><text:span text:style-name="T39">Note that the main purpose I created Ada bindings for Redland is to use them in this project:<text:line-break/></text:span><text:a xlink:type="simple" xlink:href="https://en.wikiversity.org/wiki/Automatic_transformation_of_XML_namespaces" text:style-name="Internet_20_link" text:visited-style-name="Visited_20_Internet_20_Link"><text:span text:style-name="T39">https://en.wikiversity.org/wiki/Automatic_transformation_of_XML_namespaces</text:span></text:a></text:p>
        <text:list xml:id="list121929099823119" text:continue-numbering="true" text:style-name="Numbering_20_1">
          <text:list-item>
            <text:h text:style-name="P70" text:outline-level="1">Little things</text:h>
          </text:list-item>
        </text:list>
        <text:p text:style-name="P34">One thing I learned during this project, is that Ada types should have different names, they shouldn’t have the same name even if they are in different packages. This both allows to shorten the code with use directives and to increase reliability of not passing a wrong type if a use directive is indeed used.</text:p>
        <text:p text:style-name="P38"><text:span text:style-name="T46">Initially I tried to use GCC with </text:span><text:span text:style-name="T42">-fdump-ada-spec</text:span><text:span text:style-name="T46"> flag to autogenerate Ada specs from C headers. But shortly I realized that it will work better if I write </text:span><text:span text:style-name="PC_20_Program_20_char"><text:span text:style-name="T46">Convention=&gt;C</text:span></text:span><text:span text:style-name="T46"> subprograms manually (mainly because I sometimes want </text:span><text:span text:style-name="PC_20_Program_20_char"><text:span text:style-name="T46">char_array</text:span></text:span><text:span text:style-name="T46"> and sometimes </text:span><text:span text:style-name="PC_20_Program_20_char"><text:span text:style-name="T46">chars_ptr</text:span></text:span><text:span text:style-name="T46"> for a char* argument of a C function).</text:span></text:p>
        <text:list xml:id="list121930109845027" text:continue-numbering="true" text:style-name="Numbering_20_1">
          <text:list-item>
            <text:h text:style-name="P64" text:outline-level="1">Packages structure</text:h>
          </text:list-item>
        </text:list>
        <text:p text:style-name="P26">I put all my API into package hierarchy <text:span text:style-name="PC_20_Program_20_char">RDF.*</text:span>.</text:p>
        <text:p text:style-name="P26">The package <text:span text:style-name="PC_20_Program_20_char">RDF</text:span> itself is empty:</text:p>
        <text:p text:style-name="P54"><text:span text:style-name="RW_20_Reserved_20_word">package</text:span> RDF <text:span text:style-name="RW_20_Reserved_20_word">is</text:span></text:p>
        <text:p text:style-name="P49"><text:s text:c="3"/><text:span text:style-name="RW_20_Reserved_20_word"><text:span text:style-name="T47">pragma</text:span></text:span><text:span text:style-name="T47"> Pure(RDF)</text:span><text:span text:style-name="RW_20_Reserved_20_word"><text:span text:style-name="T47">;</text:span></text:span><text:span text:style-name="RW_20_Reserved_20_word"><text:line-break/>end</text:span> RDF;</text:p>
        <text:p text:style-name="P27">I also have <text:span text:style-name="PC_20_Program_20_char">RDF.Auxiliary</text:span> package and its subpackages for “auxiliary” things <text:span text:style-name="T26">(things used by or with my bindings, but not being bindings for a particular C library function)</text:span>.</text:p>
        <text:p text:style-name="P28">I will discuss some particular <text:span text:style-name="PC_20_Program_20_char"><text:span text:style-name="T25">RDF.Auxiliary.*</text:span></text:span><text:span text:style-name="T25"> package</text:span>s below.</text:p>
        <text:list xml:id="list121928649242747" text:continue-numbering="true" text:style-name="Numbering_20_1">
          <text:list-item>
            <text:h text:style-name="P65" text:outline-level="1">My tagged types</text:h>
          </text:list-item>
        </text:list>
        <text:p text:style-name="P31">As I've said above, C objects are pointers to structures. All C pointers to structures have the same format and alignment <text:span text:style-name="T27"><text:bookmark-ref text:reference-format="number" text:ref-name="__RefNumPara__6410_3978438061">[2]</text:bookmark-ref></text:span>. This allows to represent any pointers to C structures as pointers to <text:span text:style-name="PC_20_Program_20_char">Dummy_Record</text:span> as defined in <text:span text:style-name="PC_20_Program_20_char"><text:span text:style-name="T4">RDF.Auxiliary</text:span></text:span> <text:span text:style-name="T27">package:</text:span></text:p>
        <text:p text:style-name="My_20_program"><text:span text:style-name="RW_20_Reserved_20_word">type</text:span> Dummy_Record <text:span text:style-name="RW_20_Reserved_20_word">is</text:span> <text:span text:style-name="RW_20_Reserved_20_word">null</text:span> <text:span text:style-name="RW_20_Reserved_20_word">record</text:span><text:line-break/> <text:s/><text:span text:style-name="RW_20_Reserved_20_word">with</text:span> Convention=&gt;C;</text:p>
        <text:p text:style-name="P41">A new Ada type<text:span text:style-name="T54"> (call it </text:span><text:span text:style-name="PC_20_Program_20_char"><text:span text:style-name="T54">T_Without_Finalize</text:span></text:span><text:span text:style-name="T54"> for the below explained reasons)</text:span> corresponding to a dynamically allocated C record is create<text:span text:style-name="T56">d</text:span> by instantiating <text:span text:style-name="T53">generic packages</text:span> <text:span text:style-name="PC_20_Program_20_char"><text:span text:style-name="T30">RDF.Auxiliary.Handled_Record</text:span></text:span> or <text:span text:style-name="PC_20_Program_20_char"><text:span text:style-name="T30">RDF.Auxiliary.Limited_Handled_Record</text:span></text:span> with a <text:span text:style-name="PC_20_Program_20_char">Convention=&gt;C</text:span> record type (can be <text:span text:style-name="PC_20_Program_20_char">Dummy_Record</text:span> if record layout is considered internal by the C library documentation) and a <text:span text:style-name="PC_20_Program_20_char">Convention=&gt;C</text:span> access to this record <text:span text:style-name="T54">and deriving our type from the tagged type </text:span><text:span text:style-name="PC_20_Program_20_char"><text:span text:style-name="T54">Base_Object</text:span></text:span><text:span text:style-name="T54"> in the instantiated package</text:span>.</text:p>
        <text:p text:style-name="P30"><text:span text:style-name="T57">R</text:span>epresenting C structure pointers as tagged types is not memory efficient, but here we trade efficiency for programming ease.</text:p>
        <text:p text:style-name="P29">It would be compelling to make <text:span text:style-name="PC_20_Program_20_char">Limited_Handled_Record</text:span> a descendant type of <text:s/><text:span text:style-name="PC_20_Program_20_char">Handled_Record</text:span>, but it is impossible in Ada because <text:span text:style-name="PC_20_Program_20_char">Ada.Finalization.Limited_Controlled</text:span> is not a descendant of <text:span text:style-name="PC_20_Program_20_char">Ada.Finalization.Controlled</text:span> (as it probably should be). <text:span text:style-name="T28">As such I wrote two similar packages </text:span><text:span text:style-name="PC_20_Program_20_char"><text:span text:style-name="T28">RDF.Auxiliary.Limited_Handled_Record</text:span></text:span><text:span text:style-name="T28"> and </text:span><text:span text:style-name="PC_20_Program_20_char"><text:span text:style-name="T28">RDF.Auxiliary.Handled_Record</text:span></text:span><text:span text:style-name="T28"> which duplicate mainly the same code. This is not perfect, but neither it is very bad, as the quantity of the code of these two packages (including their bodies) is not great.</text:span></text:p>
        <text:list xml:id="list121928816543678" text:continue-numbering="true" text:style-name="Numbering_20_1">
          <text:list-item>
            <text:h text:style-name="P66" text:outline-level="1"><text:soft-page-break/>About finalization and related stuff</text:h>
          </text:list-item>
        </text:list>
        <text:p text:style-name="P3">The main challenge writing object oriented bindings for a C library is <text:span text:style-name="T16">finalization</text:span>.</text:p>
        <text:p text:style-name="P4">In the C library in consideration (as well as in many other C libraries) every object is represented as a pointer to a dynamically allocated C structure.</text:p>
        <text:p text:style-name="P5">The corresponding Ada object can be a <text:span text:style-name="T67">(tagged)</text:span> record holding the pointer (<text:span text:style-name="T32">aka </text:span><text:span text:style-name="T16">handle</text:span>).</text:p>
        <text:p text:style-name="P3">Ada object representing C objects should be descendants of <text:span text:style-name="PC_20_Program_20_char"><text:span text:style-name="T31">Ada.Finalization.Limited_Controlled</text:span></text:span><text:span text:style-name="T31"> </text:span>or<text:span text:style-name="T31"> </text:span><text:span text:style-name="PC_20_Program_20_char"><text:span text:style-name="T31">Ada.Finalization.Controlled</text:span></text:span> to be properly finalized when appropriate.</text:p>
        <text:p text:style-name="P6">But oftentimes a C function returns so called “shared handle” that is a pointer to a C struct which we should not free because it is a part of a greater C object and shall be freed (by the C library) only when that greater C object goes away.</text:p>
        <text:p text:style-name="P7">As such I first define <text:span text:style-name="T33">a tagged type </text:span><text:span text:style-name="PC_20_Program_20_char"><text:span text:style-name="T33">T_Without_Finalize</text:span></text:span><text:span text:style-name="T33"> type. For this type I define such procedures as </text:span><text:span text:style-name="PC_20_Program_20_char"><text:span text:style-name="T33">Do_Finalize</text:span></text:span><text:span text:style-name="T33"> and </text:span><text:span text:style-name="PC_20_Program_20_char"><text:span text:style-name="T33">Do_Adjust</text:span></text:span><text:span text:style-name="T33"> which do what </text:span><text:span text:style-name="PC_20_Program_20_char"><text:span text:style-name="T33">Finalize</text:span></text:span><text:span text:style-name="T33"> and </text:span><text:span text:style-name="PC_20_Program_20_char"><text:span text:style-name="T33">Adjust</text:span></text:span><text:span text:style-name="T33"> should do but leave </text:span><text:span text:style-name="PC_20_Program_20_char"><text:span text:style-name="T33">Finalize</text:span></text:span><text:span text:style-name="T33"> and </text:span><text:span text:style-name="PC_20_Program_20_char"><text:span text:style-name="T33">Adjust</text:span></text:span><text:span text:style-name="T33"> empty, so that a shared handle is neither finalized nor copied.</text:span></text:p>
        <text:p text:style-name="P8">I define type <text:span text:style-name="PC_20_Program_20_char">T</text:span> with <text:span text:style-name="PC_20_Program_20_char">Finalize</text:span> and <text:span text:style-name="PC_20_Program_20_char">Adjust</text:span> as a derived type. <text:span text:style-name="PC_20_Program_20_char">T</text:span> could be defined as ancestor of both <text:span text:style-name="PC_20_Program_20_char"><text:span text:style-name="T33">T_Without_Finalize</text:span></text:span><text:span text:style-name="T33"> </text:span>and a type which defines <text:span text:style-name="PC_20_Program_20_char">Finalize</text:span> and <text:span text:style-name="PC_20_Program_20_char">Adjust</text:span>. But as Ada misses inheritance from multiple tagged types, I do it with generics instead <text:span text:style-name="T34">(below is a partial listing)</text:span>:</text:p>
        <text:p text:style-name="My_20_program"><text:span text:style-name="RW_20_Reserved_20_word">generic</text:span></text:p>
        <text:p text:style-name="My_20_program"><text:s text:c="2"/><text:span text:style-name="RW_20_Reserved_20_word">type</text:span> Base is <text:span text:style-name="RW_20_Reserved_20_word">new</text:span> Base_Object <text:span text:style-name="RW_20_Reserved_20_word">with</text:span> <text:span text:style-name="RW_20_Reserved_20_word">private</text:span>;</text:p>
        <text:p text:style-name="My_20_program"><text:span text:style-name="RW_20_Reserved_20_word">package</text:span> Common_Handlers <text:span text:style-name="RW_20_Reserved_20_word">is</text:span></text:p>
        <text:p text:style-name="My_20_program"><text:s text:c="2"/><text:span text:style-name="RW_20_Reserved_20_word">type</text:span> User_Type <text:span text:style-name="RW_20_Reserved_20_word">is</text:span> <text:span text:style-name="RW_20_Reserved_20_word">new</text:span> Base <text:span text:style-name="RW_20_Reserved_20_word">with</text:span> <text:span text:style-name="RW_20_Reserved_20_word">null</text:span> <text:span text:style-name="RW_20_Reserved_20_word">record</text:span>;</text:p>
        <text:p text:style-name="My_20_program"><text:s text:c="2"/><text:span text:style-name="RW_20_Reserved_20_word">overriding</text:span> <text:span text:style-name="RW_20_Reserved_20_word">procedure</text:span> Finalize(Object: <text:span text:style-name="RW_20_Reserved_20_word">in</text:span> <text:span text:style-name="RW_20_Reserved_20_word">out</text:span> User_Type)</text:p>
        <text:p text:style-name="My_20_program"><text:s text:c="32"/><text:span text:style-name="RW_20_Reserved_20_word">renames</text:span> Do_Finalize;</text:p>
        <text:p text:style-name="My_20_program"><text:s text:c="2"/><text:span text:style-name="RW_20_Reserved_20_word">overriding</text:span> <text:span text:style-name="RW_20_Reserved_20_word">procedure</text:span> Adjust(Object: <text:span text:style-name="RW_20_Reserved_20_word">in</text:span> <text:span text:style-name="RW_20_Reserved_20_word">out</text:span> User_Type)</text:p>
        <text:p text:style-name="My_20_program"><text:s text:c="30"/><text:span text:style-name="RW_20_Reserved_20_word">renames</text:span> Do_Adjust;</text:p>
        <text:p text:style-name="P51"><text:s text:c="2"/><text:span text:style-name="RW_20_Reserved_20_word">type</text:span> Base_With_Finalization <text:span text:style-name="RW_20_Reserved_20_word">is</text:span> <text:span text:style-name="RW_20_Reserved_20_word">new</text:span> User_Type</text:p>
        <text:p text:style-name="P51"><text:s text:c="4"/><text:span text:style-name="RW_20_Reserved_20_word">with</text:span> <text:span text:style-name="RW_20_Reserved_20_word">null</text:span> <text:span text:style-name="RW_20_Reserved_20_word">record</text:span>;</text:p>
        <text:p text:style-name="My_20_program"><text:span text:style-name="RW_20_Reserved_20_word">end</text:span>;</text:p>
        <text:p text:style-name="TP_20_Text_20_para">The <text:span text:style-name="PC_20_Program_20_char">Base</text:span> generic parameter is intended to be that <text:span text:style-name="PC_20_Program_20_char"><text:span text:style-name="T33">T_Without_Finalize</text:span></text:span> type.</text:p>
        <text:p text:style-name="TP_20_Text_20_para">You see that <text:span text:style-name="PC_20_Program_20_char"><text:span text:style-name="T33">Do_Finalize</text:span></text:span><text:span text:style-name="T33"> and </text:span><text:span text:style-name="PC_20_Program_20_char"><text:span text:style-name="T33">Do_Adjust</text:span></text:span><text:span text:style-name="T33"> become actual handlers of finalization and adjustment.</text:span></text:p>
        <text:p text:style-name="TP_20_Text_20_para">Note that I recommend to override the subprograms <text:span text:style-name="PC_20_Program_20_char">Finalize_Handle</text:span> and <text:span text:style-name="PC_20_Program_20_char">Adjust_Handle</text:span> (see the source) rather than <text:span text:style-name="PC_20_Program_20_char"><text:span text:style-name="T33">Do_Finalize</text:span></text:span><text:span text:style-name="T33"> and </text:span><text:span text:style-name="PC_20_Program_20_char"><text:span text:style-name="T33">Do_Adjust</text:span></text:span><text:span text:style-name="T33"> </text:span>themselves.</text:p>
        <text:p text:style-name="TP_20_Text_20_para">Note that values of <text:s/><text:span text:style-name="PC_20_Program_20_char"><text:span text:style-name="T33">T_Without_Finalize</text:span></text:span><text:span text:style-name="T35"> type </text:span>may become invalid (containing dangling access values). There seems that there is no easy enough way to deal with this problem <text:span text:style-name="T45">(because of the way the C library works)</text:span>. Just be careful when using this library not to use objects which are already destroyed.</text:p>
        <text:list xml:id="list121928897874622" text:continue-numbering="true" text:style-name="Numbering_20_1">
          <text:list-item>
            <text:h text:style-name="P67" text:outline-level="1">User defined types</text:h>
          </text:list-item>
        </text:list>
        <text:p text:style-name="TP_20_Text_20_para">Next thing to note that I first define <text:span text:style-name="PC_20_Program_20_char">User_Type</text:span>. This type is intended to serve among other as a base for user-defined types which may contain not only the C handle but also other fields. <text:span text:style-name="T36">The type </text:span><text:span text:style-name="PC_20_Program_20_char"><text:span text:style-name="T36">Base_With_Finalization</text:span></text:span><text:span text:style-name="T36"> on the other hand is meant not to be a base for types with additional fields but contain only the handle (and null record extensions).</text:span></text:p>
        <text:p text:style-name="TP_20_Text_20_para">The reason why I make distinction between <text:span text:style-name="PC_20_Program_20_char"><text:span text:style-name="T35">User_Type</text:span></text:span> and <text:span text:style-name="PC_20_Program_20_char"><text:span text:style-name="T36">Base_With_Finalization</text:span></text:span> is the following:</text:p>
        <text:p text:style-name="TP_20_Text_20_para">We define some functions like</text:p>
        <text:p text:style-name="My_20_program"><text:span text:style-name="RW_20_Reserved_20_word">function</text:span> From_Filename</text:p>
        <text:p text:style-name="P52"><text:s text:c="2"/>(World: Raptor_World_Type_Without_Finalize'Class;</text:p>
        <text:p text:style-name="P52"><text:s text:c="3"/>Filename: String)</text:p>
        <text:p text:style-name="P48"><text:s text:c="4"/><text:span text:style-name="RW_20_Reserved_20_word">return</text:span> IOStream_Type;</text:p>
        <text:p text:style-name="TP_20_Text_20_para"><text:span text:style-name="PC_20_Program_20_char">IOStream_Type</text:span> is derived from <text:span text:style-name="PC_20_Program_20_char">Base_With_Finalization</text:span> not from <text:span text:style-name="PC_20_Program_20_char">User_Type</text:span> directly. <text:span text:style-name="T37">If we derived our </text:span><text:span text:style-name="PC_20_Program_20_char"><text:span text:style-name="T37">User_Type</text:span></text:span><text:span text:style-name="T37"> from </text:span><text:span text:style-name="PC_20_Program_20_char">IOStream_Type</text:span><text:span text:style-name="T37"> then non-null record extensions would cause (by Ada rules) the necessity to redefine </text:span><text:span text:style-name="PC_20_Program_20_char"><text:span text:style-name="T37">From_Filename</text:span></text:span><text:span text:style-name="T37"> function also for the derived type what is a nonsense.</text:span></text:p>
        <text:p text:style-name="TP_20_Text_20_para">We actually use <text:span text:style-name="PC_20_Program_20_char">User_Type</text:span> <text:span text:style-name="T38">(in the private part of a package) </text:span>like this <text:span text:style-name="T38">(for an I/O stream reading from a string)</text:span>:</text:p>
        <text:p text:style-name="P53"><text:span text:style-name="RW_20_Reserved_20_word">type</text:span> Stream_From_String(Length: size_t) <text:span text:style-name="RW_20_Reserved_20_word">is</text:span></text:p>
        <text:p text:style-name="P53"><text:s text:c="2"/><text:span text:style-name="RW_20_Reserved_20_word">new</text:span> IOStream_Type_User <text:span text:style-name="RW_20_Reserved_20_word">with</text:span></text:p>
        <text:p text:style-name="My_20_program"><text:s text:c="2"/><text:span text:style-name="RW_20_Reserved_20_word">record</text:span></text:p>
        <text:p text:style-name="My_20_program"><text:s text:c="4"/>Str: char_array(1..Length);</text:p>
        <text:p text:style-name="My_20_program"><text:s text:c="2"/><text:span text:style-name="RW_20_Reserved_20_word">end</text:span> <text:span text:style-name="RW_20_Reserved_20_word">record</text:span>;</text:p>
        <text:list xml:id="list121930087461314" text:continue-numbering="true" text:style-name="Numbering_20_1">
          <text:list-item>
            <text:h text:style-name="P68" text:outline-level="1">Controlling vs class-wide arguments</text:h>
          </text:list-item>
        </text:list>
        <text:p text:style-name="P13">Controlling and class-wide arguments differ mainly in their relationship with inheritance. But as there is no inheritance in the C library which we bind, we have certain freedom to choose either.</text:p>
        <text:p text:style-name="P20">One disadvantage of class-wide types is that <text:span text:style-name="T58">such things as </text:span>that is makes <text:span text:style-name="T59">necessary Get_Handle(null) to be type-qualified and thus the subprogram specifications longer.</text:span></text:p>
        <text:p text:style-name="P22"><text:span text:style-name="T60">One advantage of class-wide types is that I can use (as in query_results.ads) </text:span><text:span text:style-name="PC_20_Program_20_char"><text:span text:style-name="T60">ST‘Class</text:span></text:span><text:span text:style-name="T60"> where </text:span><text:span text:style-name="PC_20_Program_20_char"><text:span text:style-name="T60">ST</text:span></text:span><text:span text:style-name="T60"> is a subtype with a predicate to restrict to a subtypes matching a predicate.</text:span></text:p>
        <text:p text:style-name="P59">Example:<text:line-break/><text:span text:style-name="RW_20_Reserved_20_word">subtype</text:span> URI_Term_Type_Without_Finalize <text:span text:style-name="RW_20_Reserved_20_word">is</text:span></text:p>
        <text:p text:style-name="P59"><text:s text:c="2"/>Term_Type_Without_Finalize</text:p>
        <text:p text:style-name="P59"><text:s text:c="3"/><text:span text:style-name="RW_20_Reserved_20_word">with</text:span> Dynamic_Predicate =&gt;</text:p>
        <text:p text:style-name="P59"><text:s text:c="6"/>Is_URI(URI_Term_Type_Without_Finalize);</text:p>
        <text:p text:style-name="P21">It is possible that in a future version of the library I will consistently replace controlling arguments with class-wide argument<text:span text:style-name="T68">s</text:span>.<text:span text:style-name="T63"> This would make it more symmetric, as all tagged arguments would be class-wide and none special controlling one.</text:span></text:p>
        <text:list xml:id="list121930044030347" text:continue-numbering="true" text:style-name="Numbering_20_1">
          <text:list-item>
            <text:h text:style-name="P69" text:outline-level="1">Dealing with callbacks</text:h>
          </text:list-item>
        </text:list>
        <text:p text:style-name="P9">To deal with C callbacks (<text:span text:style-name="T61">particularly </text:span>accepting a <text:span text:style-name="PC_20_Program_20_char">void*</text:span> argument for additional data) in object oriented way, we need a way to convert between C <text:span text:style-name="PC_20_Program_20_char">void</text:span> pointers and accesses to Ada tagged (even class-wide) objects. <text:span text:style-name="T69">(We pass Ada tagged objects as C “user data” pointers.)</text:span></text:p>
        <text:p text:style-name="P10">When we create a callback we need to pass an Ada object as a C pointer and a <text:span text:style-name="PC_20_Program_20_char">Convention=&gt;C</text:span> subprogram defined by us as the callback. The callback receives the pointer <text:soft-page-break/>previously passed by us and in the callback code we should (if we want to stay object oriented) convert this pointer into an Ada object access.</text:p>
        <text:p text:style-name="P12">What we need is some bijective (“back and forth”) mapping between Ada access values and C pointers.</text:p>
        <text:p text:style-name="P11">At first I was tempted to use <text:span text:style-name="PC_20_Program_20_char"><text:span text:style-name="T43">Ada.</text:span></text:span><text:span text:style-name="PC_20_Program_20_char">Unchecked_Conversion</text:span>. <text:span text:style-name="T43">But (despite GNAT 7.2.0 gives no warning on this) it is not in any way guaranteed to work, because the format of Ada access type and of C pointer are not necessarily the same.</text:span></text:p>
        <text:p text:style-name="P35">Now I do conversion this way:</text:p>
        <text:p text:style-name="P35">I convert <text:span text:style-name="PC_20_Program_20_char">chars_ptr</text:span> to a <text:span text:style-name="PC_20_Program_20_char">Convention=&gt;C</text:span> access to <text:span text:style-name="PC_20_Program_20_char">char</text:span> then this to <text:span text:style-name="PC_20_Program_20_char">System.Address</text:span> using <text:span text:style-name="PC_20_Program_20_char">System.Address_To_Access_Conversions</text:span> and then (also by <text:span text:style-name="PC_20_Program_20_char">Address_To_Access_Conversions</text:span>) address to the required access to a class-wide type.</text:p>
        <text:p text:style-name="P35">The backward conversion is analogous.</text:p>
        <text:p text:style-name="P36">The above should work if we understand the words “back and forth” RM13.7.2(5/2) “The To_Pointer and To_Address subprograms convert back and forth between values of types Object_Pointer and Address.” as that the conversion must be bijective. <text:span text:style-name="T44">(I filed a clarification request about meaning of the words “back and forth” to Ada standardization committee.)</text:span></text:p>
        <text:p text:style-name="P37">All this is implemented in <text:span text:style-name="PC_20_Program_20_char">RDF.Auxiliary.Convert_Void</text:span> of my library, but in my opinion this package should be added to Ada standard packages.</text:p>
        <text:p text:style-name="P43">How to do this in practice? The best way to explain is an example <text:span text:style-name="T66">(for a user-defined I/O Stream which calls our function </text:span><text:span text:style-name="PC_20_Program_20_char"><text:span text:style-name="T66">Do_Write_Bytes</text:span></text:span><text:span text:style-name="T66"> when “write” message is sent to it)</text:span>:</text:p>
        <text:p text:style-name="P58"><text:span text:style-name="RW_20_Reserved_20_word">package</text:span> My_Conv <text:span text:style-name="RW_20_Reserved_20_word">is</text:span></text:p>
        <text:p text:style-name="P58"><text:s text:c="2"/><text:span text:style-name="RW_20_Reserved_20_word">new</text:span> RDF.Auxiliary.Convert_Void</text:p>
        <text:p text:style-name="P58"><text:s text:c="4"/>(Handled_IOStream_Type_User'Class);</text:p>
        <text:p text:style-name="P57"><text:span text:style-name="RW_20_Reserved_20_word">function</text:span> raptor_iostream_write_bytes_impl</text:p>
        <text:p text:style-name="P57"><text:s text:c="2"/>(context: chars_ptr; ptr: chars_ptr; size, nmemb: size_t)</text:p>
        <text:p text:style-name="P57"><text:s text:c="3"/><text:span text:style-name="RW_20_Reserved_20_word">return</text:span> int</text:p>
        <text:p text:style-name="P58"><text:s text:c="2"/><text:span text:style-name="RW_20_Reserved_20_word">with</text:span> Convention=&gt;C;<text:line-break/><text:span text:style-name="RW_20_Reserved_20_word">function</text:span> raptor_iostream_write_bytes_impl</text:p>
        <text:p text:style-name="P58"><text:s text:c="2"/>(context: chars_ptr; ptr: chars_ptr; size, nmemb: size_t)</text:p>
        <text:p text:style-name="My_20_program"><text:s text:c="3"/><text:span text:style-name="RW_20_Reserved_20_word">return</text:span> int <text:span text:style-name="RW_20_Reserved_20_word">is</text:span></text:p>
        <text:p text:style-name="My_20_program"><text:span text:style-name="RW_20_Reserved_20_word">begin</text:span></text:p>
        <text:p text:style-name="My_20_program"><text:s text:c="2"/><text:span text:style-name="RW_20_Reserved_20_word">declare</text:span> </text:p>
        <text:p text:style-name="My_20_program"><text:s text:c="6"/>Result: <text:span text:style-name="RW_20_Reserved_20_word">constant</text:span> int := Do_Write_Bytes (My_Conv.To_Access (context).<text:span text:style-name="RW_20_Reserved_20_word">all</text:span>, ptr, size, nmemb);</text:p>
        <text:p text:style-name="My_20_program"><text:s text:c="2"/><text:span text:style-name="RW_20_Reserved_20_word">begin</text:span></text:p>
        <text:p text:style-name="My_20_program"><text:s text:c="6"/><text:span text:style-name="RW_20_Reserved_20_word">return</text:span> Result;</text:p>
        <text:p text:style-name="My_20_program"><text:s text:c="2"/><text:span text:style-name="RW_20_Reserved_20_word">end</text:span>;</text:p>
        <text:p text:style-name="My_20_program"><text:span text:style-name="RW_20_Reserved_20_word">exception</text:span></text:p>
        <text:p text:style-name="My_20_program"><text:s text:c="2"/><text:span text:style-name="RW_20_Reserved_20_word">when</text:span> <text:span text:style-name="RW_20_Reserved_20_word">others</text:span> =&gt;</text:p>
        <text:p text:style-name="My_20_program"><text:s text:c="6"/><text:span text:style-name="RW_20_Reserved_20_word">return</text:span> -1;</text:p>
        <text:p text:style-name="My_20_program"><text:span text:style-name="RW_20_Reserved_20_word">end</text:span>;</text:p>
        <text:list xml:id="list121929899471092" text:continue-numbering="true" text:style-name="Numbering_20_1">
          <text:list-item>
            <text:h text:style-name="MH_20_Main_20_heading" text:outline-level="1">Storage pools for memory allocation</text:h>
          </text:list-item>
        </text:list>
        <text:p text:style-name="P14">I <text:span text:style-name="T48">tried to</text:span> define storage pools <text:span text:style-name="T48">for C allocation/deallocation functions such as </text:span><text:span text:style-name="PC_20_Program_20_char"><text:span text:style-name="T48">raptor_alloc_memory()</text:span></text:span><text:span text:style-name="T48"> and </text:span><text:span text:style-name="PC_20_Program_20_char"><text:span text:style-name="T48">raptor_free_memory()</text:span></text:span><text:span text:style-name="T48">, but it appeared to be impossible by the following reason:</text:span></text:p>
        <text:p text:style-name="P42"><text:span text:style-name="PC_20_Program_20_char">System.Storage_Pools</text:span> <text:span text:style-name="T51">receives </text:span><text:span text:style-name="PC_20_Program_20_char"><text:span text:style-name="T51">Alignment</text:span></text:span><text:span text:style-name="T51"> argument which is an integer multiple of the alignment of the allocated type. This alignment may be greater than the alignment </text:span><text:span text:style-name="PC_20_Program_20_char"><text:span text:style-name="T48">raptor_alloc_memory()</text:span></text:span><text:span text:style-name="T48"> warrants (</text:span><text:span text:style-name="PC_20_Program_20_char"><text:span text:style-name="T48">Dummy_Record’Alignment</text:span></text:span><text:span text:style-name="T48">) and so lead to undefined behavior.</text:span></text:p>
        <text:p text:style-name="P16">I have sent a proposal to the standardization committee to <text:span text:style-name="T52">make the programmer able to restrict the maximum alignment</text:span>.</text:p>
        <text:p text:style-name="P15">Because using allocators appeared to be impossible, I did it <text:span text:style-name="T64">instead </text:span>this way (for <text:span text:style-name="PC_20_Program_20_char">Locator_Handle</text:span> which is a pointer to <text:span text:style-name="PC_20_Program_20_char">Locator_Type</text:span> record):</text:p>
        <text:p text:style-name="P56"><text:span text:style-name="RW_20_Reserved_20_word">package</text:span> Locator_Conv <text:span text:style-name="RW_20_Reserved_20_word">is</text:span></text:p>
        <text:p text:style-name="P56"><text:span text:style-name="RW_20_Reserved_20_word"><text:s/></text:span><text:s/><text:span text:style-name="RW_20_Reserved_20_word">new</text:span> RDF.Auxiliary.Convert_Void(Locator_Type_Record);</text:p>
        <text:p text:style-name="My_20_program"/>
        <text:p text:style-name="P55"><text:span text:style-name="RW_20_Reserved_20_word">function</text:span> Copy_Locator (Handle: Locator_Handle)</text:p>
        <text:p text:style-name="P55"><text:s text:c="2"/><text:span text:style-name="RW_20_Reserved_20_word">return</text:span> Locator_Handle</text:p>
        <text:p text:style-name="P55"><text:span text:style-name="RW_20_Reserved_20_word">is</text:span></text:p>
        <text:p text:style-name="P55"><text:s text:c="2"/>Size: <text:span text:style-name="RW_20_Reserved_20_word">constant</text:span> size_t := size_t((Locator_Type'Max_Size_In_Storage_Elements * Storage_Unit + (char'Size-1)) / char'Size);</text:p>
        <text:p text:style-name="P55"><text:s text:c="2"/>Result2: <text:span text:style-name="RW_20_Reserved_20_word">constant</text:span> chars_ptr :=</text:p>
        <text:p text:style-name="P55"><text:s text:c="4"/>RDF.Raptor.Memory.raptor_alloc_memory(Size);</text:p>
        <text:p text:style-name="P55"><text:s text:c="2"/>Result: <text:span text:style-name="RW_20_Reserved_20_word">constant</text:span> Locator_Handle :=</text:p>
        <text:p text:style-name="P55"><text:s text:c="4"/>Locator_Handle(Locator_Conv.To_Access(Result2));</text:p>
        <text:p text:style-name="My_20_program">begin</text:p>
        <text:p text:style-name="My_20_program"><text:s text:c="2"/>Result.<text:span text:style-name="RW_20_Reserved_20_word">all</text:span> := Handle.<text:span text:style-name="RW_20_Reserved_20_word">all</text:span>;</text:p>
        <text:p text:style-name="My_20_program"><text:s text:c="2"/>Result.URI := raptor_uri_copy(Handle.URI);</text:p>
        <text:p text:style-name="My_20_program"><text:s text:c="2"/>Result.File := RDF.Raptor.Memory.Copy_C_String(Handle.File);</text:p>
        <text:p text:style-name="My_20_program"><text:s text:c="2"/><text:span text:style-name="RW_20_Reserved_20_word">return</text:span> Result;</text:p>
        <text:p text:style-name="My_20_program"><text:span text:style-name="RW_20_Reserved_20_word">end</text:span>;</text:p>
        <text:p text:style-name="TP_20_Text_20_para">Note that <text:span text:style-name="PC_20_Program_20_char">(Locator_Type'Max_Size_In_Storage_Elements * Storage_Unit + (char'Size-1)) / char'Size</text:span> is the ceiling of floating point division of <text:s/><text:span text:style-name="PC_20_Program_20_char">Locator_Type'Max_Size_In_Storage_Elements * Storage_Unit</text:span> by <text:span text:style-name="PC_20_Program_20_char">char'Size</text:span> (but without using floating point). <text:span text:style-name="T65">Using ceiling warrants that the allocated space is at least as big as required space.</text:span></text:p>
        <text:p text:style-name="TP_20_Text_20_para">Here I allocate with <text:s/><text:span text:style-name="PC_20_Program_20_char">raptor_alloc_memory()</text:span> function the amount of memory which is max size needed <text:span text:style-name="T50">(apparently not to overwrite nearby memory) </text:span>for a record pointed by <text:span text:style-name="PC_20_Program_20_char">Locator_Type</text:span> (<text:span text:style-name="T49">ARM specifies this max size only for memory returned by an allocator, but I am pretty sure that in any reasonable implementation of Ada the same amount of memory will work well if it is allocated by </text:span><text:span text:style-name="PC_20_Program_20_char">raptor_alloc_memory()</text:span> function <text:span text:style-name="T49">instead and the nearby memory thus won’t be overwritten).</text:span></text:p>
        <text:list xml:id="list121928765071389" text:continue-numbering="true" text:style-name="Numbering_20_1">
          <text:list-item>
            <text:h text:style-name="P63" text:outline-level="1">More little things</text:h>
          </text:list-item>
        </text:list>
        <text:p text:style-name="P17"><text:span text:style-name="T6">A</text:span><text:span text:style-name="T1">da standard misses a function converting a C string (with possible NULs) described by a </text:span><text:span text:style-name="PC_20_Program_20_char"><text:span text:style-name="T1">chars_ptr</text:span></text:span><text:span text:style-name="T1"> and and its length in characters into an Ada String.</text:span></text:p>
        <text:p text:style-name="P17"><text:span text:style-name="T1">I define function </text:span><text:span text:style-name="PC_20_Program_20_char"><text:span text:style-name="T1">Value_With_Possible_NULs</text:span></text:span><text:span text:style-name="T1"> which does this in terms of </text:span><text:span text:style-name="PC_20_Program_20_char"><text:span text:style-name="T1">Interfaces.C.Pointers</text:span></text:span><text:span text:style-name="T1">. Note that the pointer defined in suitably instantiated </text:span><text:span text:style-name="PC_20_Program_20_char"><text:span text:style-name="T1">Interfaces.C.Pointers</text:span></text:span><text:span text:style-name="T1"> is correctly converted from/to </text:span><text:span text:style-name="PC_20_Program_20_char"><text:span text:style-name="T1">chars_ptr</text:span></text:span><text:span text:style-name="T1"> with </text:span><text:span text:style-name="PC_20_Program_20_char"><text:span text:style-name="T8">Ada.</text:span></text:span><text:span text:style-name="PC_20_Program_20_char"><text:span text:style-name="T7">Unchecked_Conversion</text:span></text:span><text:span text:style-name="T1">.</text:span></text:p>
        <text:p text:style-name="P18"><text:soft-page-break/><text:span text:style-name="T1">The Ada standard </text:span><text:span text:style-name="PC_20_Program_20_char"><text:span text:style-name="T1">To_C</text:span></text:span><text:span text:style-name="T1"> with </text:span><text:span text:style-name="PC_20_Program_20_char"><text:span text:style-name="T1">Trim_Nul=&gt;False</text:span></text:span><text:span text:style-name="T1"> is broken: RM B.3(51) “If Append_Nul is False and Item'Length is 0, then To_C propagates Constraint_Error.” </text:span><text:span text:style-name="T10">Said in another way the Standard means</text:span><text:span text:style-name="T9">: “This does not work with empty strings.”</text:span><text:span text:style-name="T1"> So I wrote a wrapper </text:span><text:span text:style-name="PC_20_Program_20_char"><text:span text:style-name="T1">My_To_C_Without_Nul</text:span></text:span><text:span text:style-name="T1"> around it.</text:span></text:p>
        <text:p text:style-name="P19"><text:span text:style-name="T1">I would write a lot more advice how to write Ada binding</text:span><text:span text:style-name="T11">s</text:span><text:span text:style-name="T1"> for a C library, but you can just follow my source, which can serve as an example.</text:span></text:p>
        <text:p text:style-name="P23"><text:span text:style-name="T1">I “encode” values of C strings (which can be NULL) as an Ada indefinite holder holding a </text:span><text:span text:style-name="PC_20_Program_20_char"><text:span text:style-name="T1">String</text:span></text:span><text:span text:style-name="T1">. </text:span><text:span text:style-name="T12">If the string is NULL, the holder is empty. However often it is enough to transform an empty Ada string into NULL C string </text:span><text:span text:style-name="T13">(this can work only if we don’t differentiate between empty and null strings)</text:span><text:span text:style-name="T12">.</text:span></text:p>
        <text:list xml:id="list121929997561625" text:continue-numbering="true" text:style-name="Numbering_20_1">
          <text:list-item>
            <text:h text:style-name="P62" text:outline-level="1">References</text:h>
          </text:list-item>
        </text:list>
        <text:list xml:id="list3945759112" text:style-name="WW8Num1">
          <text:list-item>
            <text:p text:style-name="P60"><text:bookmark-start text:name="__RefNumPara__6535_3978438061"/><text:span text:style-name="T41">Bootstrapping RDF applications with Redland. David Beckett, </text:span><text:a xlink:type="simple" xlink:href="https://www.dajobe.org/papers/xtech2005/" text:style-name="Internet_20_link" text:visited-style-name="Visited_20_Internet_20_Link"><text:span text:style-name="T41">https://www.dajobe.org/papers/xtech2005/</text:span></text:a><text:span text:style-name="T41"> </text:span><text:bookmark-end text:name="__RefNumPara__6535_3978438061"/></text:p>
          </text:list-item>
          <text:list-item>
            <text:p text:style-name="P60"><text:bookmark-start text:name="__RefNumPara__6410_3978438061"/><text:span text:style-name="T27">ISO/IEC 9899:2011 section 6.2.5 paragraph 28</text:span>.<text:bookmark-end text:name="__RefNumPara__6410_3978438061"/></text:p>
          </text:list-item>
          <text:list-item>
            <text:p text:style-name="P60"><text:bookmark-start text:name="__RefNumPara__6537_3978438061"/>Resource Description Framework (RDF). RDF Working Group, <text:a xlink:type="simple" xlink:href="https://www.w3.org/RDF/" text:style-name="Internet_20_link" text:visited-style-name="Visited_20_Internet_20_Link">https://www.w3.org/RDF/</text:a><text:bookmark-end text:name="__RefNumPara__6537_3978438061"/></text:p>
          </text:list-item>
          <text:list-item>
            <text:p text:style-name="P60"><text:bookmark-start text:name="__RefNumPara__6380_3978438061"/>The Design and Implementation of the Redland RDF Application Framework. David Beckett, <text:span text:style-name="T41">2001, </text:span><text:a xlink:type="simple" xlink:href="http://www10.org/cdrom/papers/490/" text:style-name="Internet_20_link" text:visited-style-name="Visited_20_Internet_20_Link"><text:span text:style-name="T41">http://www10.org/cdrom/papers/490/</text:span></text:a><text:bookmark-end text:name="__RefNumPara__6380_3978438061"/></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ans-serif"/>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lr-tb"/>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writing-mode="lr-tb"/>
      <style:text-properties fo:font-size="9pt" fo:font-style="normal" fo:font-weight="bold" style:font-size-asian="12pt" style:font-style-asian="italic" style:font-name-complex="DejaVu Sans1" style:font-family-complex="'DejaVu Sans'" style:font-family-generic-complex="swiss" style:font-size-complex="9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P_20_Text_20_para" style:display-name="TP Text para" style:family="paragraph">
      <style:paragraph-properties fo:margin-top="0.0402in" fo:margin-bottom="0.0402in" loext:contextual-spacing="false" fo:line-height="0.1665in" fo:text-align="justify" style:justify-single-word="false"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er" style:family="paragraph" style:class="extra">
      <style:paragraph-properties fo:orphans="2" fo:widows="2">
        <style:tab-stops>
          <style:tab-stop style:position="7in" style:type="right"/>
        </style:tab-stops>
      </style:paragraph-properties>
      <style:text-properties style:use-window-font-color="true" style:font-name="Arial" fo:font-family="Arial" style:font-family-generic="swiss" style:font-pitch="variable" fo:font-size="10pt" fo:letter-spacing="0.0138in" style:font-name-asian="Times New Roman" style:font-family-asian="'Times New Roman'" style:font-family-generic-asian="roman" style:font-pitch-asian="variable" style:font-size-asian="10pt" style:language-asian="en" style:country-asian="US" style:font-name-complex="Arial" style:font-family-complex="Arial" style:font-family-generic-complex="swiss" style:font-pitch-complex="variable" style:font-size-complex="10pt" style:language-complex="ar" style:country-complex="SA"/>
    </style:style>
    <style:style style:name="Footer" style:family="paragraph" style:parent-style-name="Header" style:class="extra">
      <style:paragraph-properties fo:padding-left="0in" fo:padding-right="0in" fo:padding-top="0.028in" fo:padding-bottom="0in" fo:border-left="none" fo:border-right="none" fo:border-top="0.99pt solid #000000" fo:border-bottom="none"/>
    </style:style>
    <style:style style:name="Paper_20_title" style:display-name="Paper title" style:family="paragraph" style:next-style-name="Author">
      <style:paragraph-properties fo:margin-top="0in" fo:margin-bottom="0.1665in" loext:contextual-spacing="false" fo:line-height="0.4165in" fo:keep-together="always" fo:orphans="2" fo:widows="2" fo:keep-with-next="always"/>
      <style:text-properties style:use-window-font-color="true" style:font-name="Times New Roman" fo:font-family="'Times New Roman'" style:font-family-generic="roman" style:font-pitch="variable" fo:font-size="24pt" style:letter-kerning="true"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Author" style:family="paragraph" style:next-style-name="Affiliation">
      <style:paragraph-properties fo:margin-top="0in" fo:margin-bottom="0.0417in" loext:contextual-spacing="false" fo:line-height="0.1665in" fo:keep-together="always" fo:orphans="2" fo:widows="2" fo:keep-with-next="always"/>
      <style:text-properties style:use-window-font-color="true"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Affiliation" style:family="paragraph">
      <style:paragraph-properties fo:margin-top="0in" fo:margin-bottom="0.0835in" loext:contextual-spacing="false" fo:line-height="0.1665in" fo:keep-together="always" fo:orphans="2" fo:widows="2" fo:keep-with-next="always"/>
      <style:text-properties style:use-window-font-color="true" style:font-name="Times New Roman" fo:font-family="'Times New Roman'" style:font-family-generic="roman"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PP_20_Program_20_para" style:display-name="PP Program para" style:family="paragraph" style:next-style-name="TP_20_Text_20_para">
      <style:paragraph-properties fo:margin-left="0.1665in" fo:margin-right="0in" fo:margin-top="0in" fo:margin-bottom="0.0835in" loext:contextual-spacing="false" fo:line-height="0.1665in" fo:orphans="2" fo:widows="2" fo:text-indent="0in" style:auto-text-indent="false"/>
      <style:text-properties style:use-window-font-color="true"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MH_20_Main_20_heading" style:display-name="MH Main heading" style:family="paragraph" style:next-style-name="TP_20_Text_20_para" style:default-outline-level="1" style:list-style-name="Numbering_20_1">
      <style:paragraph-properties fo:margin-top="0.0835in" fo:margin-bottom="0.0835in" loext:contextual-spacing="false" fo:line-height="0.1807in" fo:keep-together="always" fo:orphans="2" fo:widows="2" fo:keep-with-next="always" style:writing-mode="page"/>
      <style:text-properties style:use-window-font-color="true"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SH_20_Sub_20_heading" style:display-name="SH Sub heading" style:family="paragraph" style:parent-style-name="MH_20_Main_20_heading" style:next-style-name="TP_20_Text_20_para">
      <style:paragraph-properties fo:margin-top="0.0417in" fo:margin-bottom="0.0417in" loext:contextual-spacing="false" fo:line-height="0.1665in"/>
      <style:text-properties fo:font-size="11pt" style:font-size-asian="11pt"/>
    </style:style>
    <style:style style:name="Abstract" style:family="paragraph" style:parent-style-name="TP_20_Text_20_para" style:next-style-name="Standard">
      <style:paragraph-properties fo:margin-left="0in" fo:margin-right="0in" fo:margin-top="0in" fo:margin-bottom="0.0835in" loext:contextual-spacing="false" fo:text-indent="0in" style:auto-text-indent="false"/>
      <style:text-properties fo:font-size="11pt" fo:font-style="italic" style:font-size-asian="11pt" style:font-style-asian="italic"/>
    </style:style>
    <style:style style:name="References" style:family="paragraph" style:parent-style-name="TP_20_Text_20_para" style:list-style-name="WW8Num1"/>
    <style:style style:name="Figure_20_caption" style:display-name="Figure caption" style:family="paragraph">
      <style:paragraph-properties fo:margin-top="0in" fo:margin-bottom="0.1665in" loext:contextual-spacing="false" fo:line-height="0.1665in" fo:text-align="center" style:justify-single-word="false" fo:orphans="2" fo:widows="2"/>
      <style:text-properties style:use-window-font-color="true" style:font-name="Times New Roman" fo:font-family="'Times New Roman'" style:font-family-generic="roman" style:font-pitch="variable" fo:font-size="9pt"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10pt" style:language-complex="ar" style:country-complex="SA"/>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ext" style:family="paragraph" style:parent-style-name="Caption" style:class="extra"/>
    <style:style style:name="Listing"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My_20_program" style:display-name="My program" style:family="paragraph" style:parent-style-name="Standard" style:next-style-name="Text_20_body">
      <style:paragraph-properties style:writing-mode="lr-tb"/>
      <style:text-properties style:font-name="Arial1" fo:font-family="Arial" style:font-style-name="Regular" style:font-family-generic="swiss" style:font-pitch="variable" fo:font-size="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Default_20_Paragraph_20_Font" style:display-name="Default Paragraph Font" style:family="text"/>
    <style:style style:name="PC_20_Program_20_char" style:display-name="PC Program char" style:family="text" style:parent-style-name="Default_20_Paragraph_20_Fon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Page_20_Number" style:display-name="Page Number" style:family="text" style:parent-style-name="Default_20_Paragraph_20_Font">
      <style:text-properties fo:font-weight="bold" style:font-weight-asian="bold"/>
    </style:style>
    <style:style style:name="RW_20_Reserved_20_word" style:display-name="RW Reserved word" style:family="text" style:parent-style-name="PC_20_Program_20_char">
      <style:text-properties fo:font-weight="bold" style:font-weight-asian="bold"/>
    </style:style>
    <style:style style:name="CT_20_Comment" style:display-name="CT Comment" style:family="text" style:parent-style-name="PC_20_Program_20_char">
      <style:text-properties fo:font-style="italic"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fo:language="en" fo:country="US" style:language-asian="en" style:country-asian="US"/>
    </style:style>
    <style:style style:name="MT2" style:family="text">
      <style:text-properties fo:language="en" fo:country="US"/>
    </style:style>
    <style:page-layout style:name="Mpm1">
      <style:page-layout-properties fo:page-width="8.2681in" fo:page-height="11.6929in" style:num-format="1" style:print-orientation="portrait" fo:margin-top="0.4165in" fo:margin-bottom="0.5in" fo:margin-left="0.6335in" fo:margin-right="0.6335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65in" fo:margin-left="0in" fo:margin-right="0in" fo:margin-bottom="0.378in" style:dynamic-spacing="true"/>
      </style:header-style>
      <style:footer-style>
        <style:header-footer-properties fo:min-height="0.3335in" fo:margin-left="0in" fo:margin-right="0in" fo:margin-top="0.2945in" style:dynamic-spacing="true"/>
      </style:footer-style>
    </style:page-layout>
  </office:automatic-styles>
  <office:master-styles>
    <style:master-page style:name="Standard" style:page-layout-name="Mpm1">
      <style:header>
        <text:p text:style-name="Header"><text:span text:style-name="MT1"><text:tab/></text:span><text:span text:style-name="Page_20_Number"><text:span text:style-name="MT2"><text:page-number text:select-page="current">5</text:page-number></text:span></text:span></text:p>
      </style:header>
      <style:header-left>
        <text:p text:style-name="Header"><text:span text:style-name="Page_20_Number"><text:span text:style-name="MT2"><text:page-number text:select-page="current">4</text:page-number></text:span></text:span><text:span text:style-name="MT1"><text:tab/>Template for Ada User Journal</text:span></text:p>
      </style:header-left>
      <style:footer>
        <text:p text:style-name="MP1">Ada User Journal<text:tab/>Submitted to the Ada User Journal</text:p>
      </style:footer>
      <style:footer-left>
        <text:p text:style-name="MP1">Submitted to the Ada User Journal<text:tab/>Ada User Journal</text:p>
      </style:footer-left>
    </style:master-page>
    <style:master-page style:name="Convert_20_1" style:display-name="Convert 1" style:page-layout-name="Mpm1">
      <style:header>
        <text:p text:style-name="Header"><text:span text:style-name="MT1">A N Author<text:tab/></text:span><text:span text:style-name="Page_20_Number"><text:span text:style-name="MT2"><text:page-number text:select-page="current">0</text:page-number></text:span></text:span></text:p>
      </style:header>
      <style:header-left>
        <text:p text:style-name="Header"><text:span text:style-name="Page_20_Number"><text:span text:style-name="MT2"><text:page-number text:select-page="current">0</text:page-number></text:span></text:span><text:span text:style-name="MT1"><text:tab/>Template for Ada User Journal</text:span></text:p>
      </style:header-left>
      <style:footer>
        <text:p text:style-name="MP1">Ada User Journal<text:tab/>Volume 22, Number 1, March 2001</text:p>
      </style:footer>
      <style:footer-left>
        <text:p text:style-name="MP1">Volume 22, Number 1, March 2001<text:tab/>Ada User Journal</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riting Ada Bindings for a C Library</dc:title>
    <meta:initial-creator>Victor Porton</meta:initial-creator>
    <meta:creation-date>2014-10-28T23:47:01.014856733</meta:creation-date>
    <dc:creator>Victor Porton</dc:creator>
    <dc:date>2017-10-30T12:19:28.014921274</dc:date>
    <meta:print-date>2005-03-02T19:24:00</meta:print-date>
    <meta:editing-cycles>313</meta:editing-cycles>
    <meta:editing-duration>P1DT17H33M49S</meta:editing-duration>
    <meta:generator>LibreOffice/5.4.2.2.0$Linux_X86_64 LibreOffice_project/40m0$Build-2</meta:generator>
    <meta:keyword>Ada bindings</meta:keyword>
    <meta:keyword>thick bindings</meta:keyword>
    <meta:keyword>C</meta:keyword>
    <meta:document-statistic meta:table-count="0" meta:image-count="0" meta:object-count="0" meta:page-count="4" meta:paragraph-count="149" meta:word-count="2230" meta:character-count="14949" meta:non-whitespace-character-count="12696"/>
  </office:meta>
</office:document-meta>
</file>